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ject Organization (Tommi)</text:p>
              </text:list-item>
              <text:list-item>
                <text:p>Project Background &amp; Objectives (Tommi)</text:p>
              </text:list-item>
              <text:list-item>
                <text:p>What was done? (Mikko)</text:p>
              </text:list-item>
              <text:list-item>
                <text:p>Problems met and solutions (Joni-Matti)</text:p>
              </text:list-item>
              <text:list-item>
                <text:p>Time Usage (Joni-Matti)</text:p>
              </text:list-item>
              <text:list-item>
                <text:p>What did we learn? (Mikko)</text:p>
              </text:list-item>
              <text:list-item>
                <text:p>Conclusion (Joni-Matt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746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Heading_20_3" style:display-name="Heading 3" style:family="graphic">
      <style:paragraph-properties fo:margin-left="0cm" fo:margin-right="0cm" fo:margin-top="0.374cm" fo:margin-bottom="0cm" fo:text-indent="0cm" style:text-autospace="none">
        <style:tab-stops>
          <style:tab-stop style:position="4.411cm"/>
        </style:tab-stops>
      </style:paragraph-properties>
      <style:text-properties fo:font-family="Arial" style:font-family-generic="swiss" style:font-pitch="variable" fo:language="en" fo:country="US" fo:font-style="italic" fo:font-weight="normal" style:font-family-asian="Arial" style:font-family-generic-asian="swiss" style:font-pitch-asian="variable" style:font-style-asian="italic" style:font-weight-asian="normal" style:font-style-complex="italic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i-Matti Määttä</meta:initial-creator>
    <meta:creation-date>2012-11-28T13:12:40.97</meta:creation-date>
    <meta:editing-duration>PT3H29M39S</meta:editing-duration>
    <meta:editing-cycles>102</meta:editing-cycles>
    <dc:date>2013-04-10T12:50:25.41</dc:date>
    <meta:generator>OpenOffice.org/3.3$Win32 OpenOffice.org_project/330m20$Build-9567</meta:generator>
    <dc:creator>Joni-Matti Määttä</dc:creator>
    <meta:document-statistic meta:object-count="28"/>
  </office:meta>
</office:document-meta>
</file>